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5"/>
        <table:table-column table:style-name="co1" table:default-cell-style-name="ce5"/>
        <table:table-column table:style-name="co2" table:number-columns-repeated="2" table:default-cell-style-name="Default"/>
        <table:table-column table:style-name="co2" table:default-cell-style-name="ce8"/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complet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complet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Please describe what your feelings or thoughts are on the tutorials up to this point.</text:p>
          </table:table-cell>
          <table:table-cell table:style-name="ce4" table:number-columns-repeated="6"/>
          <table:table-cell table:style-name="ce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What worked for you? What didn't?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ve the tutorials helped you with completing the assignment? Why or why not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2"/>
          <table:table-cell table:style-name="ce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table:number-columns-repeated="3"/>
          <table:table-cell table:style-name="ce6" office:value-type="string" calcext:value-type="string">
            <text:p>Any feedback is greatly appreciated!!! Thank you!!</text:p>
          </table:table-cell>
          <table:table-cell table:style-name="ce6" table:number-columns-repeated="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fo:border="none" fo:padding="0cm" style:shadow="none" fo:background-color="transparent" style:scale-to="9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00-00-00</text:date>, <text:time style:data-style-name="N2" text:time-value="08:32:24.600944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6:03:40.446676854</meta:creation-date>
    <dc:date>2014-10-14T08:34:32.615038429</dc:date>
    <meta:editing-duration>PT7M40S</meta:editing-duration>
    <meta:editing-cycles>9</meta:editing-cycles>
    <meta:generator>LibreOffice/4.2.6.3$Linux_x86 LibreOffice_project/420m0$Build-3</meta:generator>
    <meta:document-statistic meta:table-count="1" meta:cell-count="12" meta:object-count="0"/>
  </office:meta>
</office:document-meta>
</file>